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, to page 10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Penitential Sabbath [Hebrew]/</text:p>
      <text:p text:style-name="P7"/>
      <text:p text:style-name="P6">[Page 1]</text:p>
      <text:p text:style-name="P6">[Hebrew]/ "I raised over you watchmen, (saying) "Listen to the sound/ of the cornet, but <text:s/>they said "We will not listen."/ <text:s/>In this language, Jeremiah expressed the recklessness/ shown by the Hebrews of his time. <text:s/>The divine light,/ which illumined his mind, made him see in the com-/-mission of barefaced crimes, a sure downfall, and to/ avert it, he exercised all the powers of his soul, and/ that touching eloquence, <text:span text:style-name="T2">by</text:span><text:span text:style-name="T4"> for which he was so distinguished./ <text:s/>But when those he urged to hearken to exhortations,/ answered without any sense of shame "</text:span><text:span text:style-name="T2">will</text:span><text:span text:style-name="T4"> We will not/ listen", then, he thundered forth, and declared such/ beyond the reach of heavenly grace./</text:span></text:p>
      <text:p text:style-name="P6"><text:span text:style-name="T4">Dear Brethren! <text:s/>The sound of prophetic warning has/ </text:span><text:span text:style-name="T2">last</text:span><text:span text:style-name="T4"> long ceased to be heard. <text:s/>The righteous men, to whom/ God imparted His will, instruct us no more, im-/-mediately, with the lessons of their inspired wisdom./ <text:s/>But let no one imagine that because the celestial/ direction has been withdrawn, we have therefore/ been left without a guide. <text:s/>An angel now/</text:span></text:p>
      <text:p text:style-name="P6"><text:span text:style-name="T4"/></text:p>
      <text:p text:style-name="P6"><text:span text:style-name="T4">[Page 2]</text:span></text:p>
      <text:p text:style-name="P6"><text:span text:style-name="T4">accompanies Israel throughout their earthly/ journey write the Rabbis in their figures of speech. <text:s/>It is </text:span><text:span text:style-name="T5">conscience</text:span><text:span text:style-name="T6">. <text:s/>When after having/ neglected duty, or after having become guilty of/ some misdeeds, we experience an inward agitation,/ the "still small voice" which reproves us, is that of/ the angel conscience. <text:s/>And if awakened by it to/ the necessity of regulating our lives after the rules/ laid down by </text:span><text:soft-page-break/><text:span text:style-name="T6">sainted men, we may properly assert/ that conscience has held us up, and prevented our/ ruin. <text:s/>That accompanying angel assures therefore/ a twofold character. <text:s/>It is admonitory and corrective./ <text:s/>To </text:span><text:span text:style-name="T3">a</text:span><text:span text:style-name="T6"> the once wicked Menasseh, humbled to the dust,/ and of broken spirit, it promises a renewal of strength./ <text:s/>But how does it happen, that we, having at our side,/ </text:span><text:span text:style-name="T3">one</text:span><text:span text:style-name="T6"> a</text:span><text:span text:style-name="T3">n object</text:span><text:span text:style-name="T6"> mentor that gives constant good counsel, proceed never-/-theless disordelry, like a ship without rudder, tossed/ about by contrary winds? <text:s/>Attend, and hear my/ explanation./</text:span></text:p>
      <text:p text:style-name="P6"><text:span text:style-name="T6">Among the strange rites practised[sic!] by olden nations,/ one exceeded all in brutality. <text:s/>It was the homage/ paid to Molock. <text:s/>That horrid idol, shaped/</text:span></text:p>
      <text:p text:style-name="P6"><text:span text:style-name="T6"/></text:p>
      <text:p text:style-name="P6"><text:span text:style-name="T6">[Page 3]</text:span></text:p>
      <text:p text:style-name="P6"><text:span text:style-name="T6">in human form (except his head) was set up highly./ <text:s/>It extended its brazen arms, as if inviting its followers/ to receive a lasting </text:span><text:span text:style-name="T3">ent</text:span><text:span text:style-name="T6"> embrace. <text:s/>But a blazing fire/ hidden underneath, heated its hollow breast. <text:s/>Shocking/ sight! <text:s/>Tender mothers, deposited in it, as a token/ of reverence, their darling babes. <text:s/>Meanwhile all the/ neighborhood, echoed with the sound of a thousand instru-/-ments. <text:s/>They drowned the shrieks of the agonizing/ victims, and rendered the offering less harrowing to/ maternal feelings. <text:s/>Now, I fear that the con-/-duct of many of us, professing Judaism, may bear/ some </text:span><text:span text:style-name="T3">cop</text:span><text:span text:style-name="T6"> comparison with that heathen worship./ <text:s/></text:span><text:span text:style-name="T5">Self-interest uncontrolled</text:span><text:span text:style-name="T6">, is the idol to which we/ sacrifice much which is dear and lovely. <text:s/>I have said/ "uncontrolled", because self-interest, like self-love,/ when within correct bounds, is a </text:span><text:span text:style-name="T3">blessing</text:span><text:span text:style-name="T6"> feeling stirring us/ up to activity, and capable of working out our happiness./ <text:s/>It is only when it overpowers all other sentiments, that/ it turns a blessing into a curse. <text:s/>Then it proves the Moloch/ at whose unholy altar we worship./</text:span></text:p>
      <text:p text:style-name="P6"><text:span text:style-name="T6"/></text:p>
      <text:p text:style-name="P6"><text:span text:style-name="T6">[Page 4]</text:span></text:p>
      <text:p text:style-name="P6"><text:span text:style-name="T6">The spirit within, which is God's most precious/ gift, cries </text:span><text:span text:style-name="T3">aloud piercingly</text:span><text:span text:style-name="T6">, but we say [Hebrew]/ "We will not listen," and to make those cries inaudible,/ we raise a deafening noise around us. <text:s/>Business and/ pleasure create that tumult. <text:s/>Incessant affairs, the/ devising of new schemes, the excitement of attending the/ prospect of success; then, the indulging in diversions,/ which vary with each season, and each circle of/ acquaintances, all this din which we </text:span><text:span text:style-name="T3">raise</text:span><text:span text:style-name="T6"> set up, drowns the/ lamentations of our conscience. <text:s/>To listen to them, might/ be to lose in the opinion of our associates, to lessen/ the number of our admirers; that gorgeous parlor/ might be shut against us, that carriage and four/ might no longer be placed at our disposal. <text:s/>Aye:/ self-interest uncontrolled is the Molock to which many/ sacrifice the offspring of their intellects </text:span><text:span text:style-name="T3">of</text:span><text:span text:style-name="T6"> and of their/ hearts. <text:s/>Its open arms seduce us, and we lay in its/ hollow breast, what is good and ennobling to our/ nature. <text:s/>That sentiment of kindly consideration we/ should cherish for one another, the wish that all may/ labor, like ourselves, for their future welfare, that </text:span><text:span text:style-name="T3">every</text:span><text:span text:style-name="T6"> human/ beings may receive from us help to rise and shine in the community, all our/ best instincts are consumed in that idol's hidden fire./</text:span></text:p>
      <text:p text:style-name="P6"><text:span text:style-name="T6"/></text:p>
      <text:p text:style-name="P6"><text:span text:style-name="T6">[Page 5]</text:span></text:p>
      <text:p text:style-name="P6"><text:span text:style-name="T6">Even the </text:span><text:span text:style-name="T3">affection</text:span><text:span text:style-name="T6"> esteem we had conceived for a fellow-creature/ is at times withered therein. <text:s/>Let an undertaking from/ which we anticipated to derive the exclusive advantage,/ </text:span><text:span text:style-name="T3">be</text:span><text:span text:style-name="T6"> bring another also some profit, and not unfrequently/ the hearts which mutual </text:span><text:span text:style-name="T3">affections love</text:span><text:span text:style-name="T6"> regard had knit together/ will be sundered apart. <text:s/>Peaceably dwelt Isaac among/ the people of Gerar. <text:s/>The amicable feelings, which/ circumstances appeared to have cemented between himself/ and the ruler of that country, promised him the unmo-/-lested enjoyment of his hard-earned possessions. <text:s/>But/ the sight of those riches, converted amity into enmity./ <text:s/>The same king who had singled out the patriarch, as an/ object of his peculiar regard, bid him leave his territories,/ when he fancied that to allow him to sojourn there,/ would injure his interest. <text:s/>But that which/ above all, cannot be sufficiently deplored, is the/ discord which a sentiment so baneful sows among/ the members of the same household. <text:s/>Uncontrolled/ self-interest will tear asunder the holiest family ties./ <text:s/>Brothers have been heard reviling brothers, fathers and/</text:span></text:p>
      <text:p text:style-name="P6"><text:soft-page-break/><text:span text:style-name="T6"/></text:p>
      <text:p text:style-name="P6"><text:span text:style-name="T6">[Page 6]</text:span></text:p>
      <text:p text:style-name="P6"><text:span text:style-name="T6">sons have been seen most unnaturally set against/ each other. <text:s/>Yes: the revolting manner in which self-/interest can dry up the sources of inborn affection,/ has been witnessed, as an illustration of the gloomy/ picture left by the prophet, in which "a son vilifies/ his father, a daughter rises against her own mother,/...and a man's enemies are the inmates of his dwelling-place."/ <text:s/>Conscience outraged, </text:span><text:span text:style-name="T3">will</text:span><text:span text:style-name="T6"> would occasionally lift up its voice/ and utter reproaches, but </text:span><text:span text:style-name="T3">we will try</text:span><text:span text:style-name="T6"> to suppress it </text:span><text:span text:style-name="T3">by</text:span><text:span text:style-name="T6">/ the commotion which worldly objects raise about us was set up./ <text:s/>But can we always succeed in hushing our internal monster? <text:s/>Will </text:span><text:span text:style-name="T3">that undaunted</text:span><text:span text:style-name="T6"> its upbraidings/ </text:span><text:span text:style-name="T3">monster</text:span><text:span text:style-name="T6"> remain </text:span><text:span text:style-name="T3">ab</text:span><text:span text:style-name="T6"> for ever unheard? <text:s/>Ask it, my/ friends! of those brothers whom </text:span><text:span text:style-name="T3">jo</text:span><text:span text:style-name="T6"> jealousy stirred up/ to commit an unnatural crime. <text:s/>See them, who knew/ not fear, quake at the </text:span><text:span text:style-name="T3">recollection recalling</text:span><text:span text:style-name="T6"> recollection of an/ even perhaps long-forgotten "We are guilty, because/ of our brother," they exclaim; "for we saw the distress/ of his soul when he entreated us, and we would not/ listen, therefore has this trouble come upon us"./ <text:s/>Aye: when some startling event happens, then every/ attempt to </text:span><text:span text:style-name="T3">keep hush the upbraiding</text:span><text:span text:style-name="T6"> silence conscience is useless./ <text:s/>Then our misdoings are </text:span><text:span text:style-name="T3">arrayed pictured</text:span><text:span text:style-name="T6"> brought back to us in their naked hideousness./ <text:s/>The </text:span><text:span text:style-name="T3">fall</text:span><text:span text:style-name="T6"> faults which we would ordinarily gloss over/</text:span></text:p>
      <text:p text:style-name="P6"><text:span text:style-name="T6"/></text:p>
      <text:p text:style-name="P6"><text:span text:style-name="T6">[Page 7]</text:span></text:p>
      <text:p text:style-name="P6"><text:span text:style-name="T6">or look upon with indifference, assume their/ true character, and we would fain recall the past,/ so that instead of having said to the remonstrances of/ our inward angel [Hebrew] "We will not listen," we/ might say [Hebrew] "We will do and obey"./ <text:s/>It cannot be denied, however, that men are very inventive/ in finding extenuating circumstances for their transgressions,/ specially so, if these related to the neglect of duty as/ children of the covenant made with Israel's God./ <text:s/>Self-interest will, again, hasten to their assistance./ <text:s/>The extensiveness of their commercial enterprises, the/ constant desire and on their time, the </text:span><text:span text:style-name="T3">great</text:span><text:span text:style-name="T6"> <text:s/>large number/ of their dependents, all these and more pretexts besides,/ will be brought forth, as precluding altogether the/ discharge of religious observances. <text:s/>Frequently/ also they have recourse to a still speedier method, to/ justify their disregard for the commands. <text:s/>They have/ discovered, so they presume, the true </text:span><text:span text:style-name="T3">objects</text:span><text:span text:style-name="T6"> origin of Mosaic/ prescriptions. <text:s/>This, was ordained </text:span><text:span text:style-name="T3">for a</text:span><text:span text:style-name="T6"> to promote a/ certain end, which is no longer attainable. <text:s/>Another/ had its </text:span><text:span text:style-name="T3">origin in</text:span><text:span text:style-name="T6"> emanation from circumstances, which have ceased to/ exist. <text:s/>A third, was a sanitary regulation suitable to/ </text:span><text:span text:style-name="T3">different</text:span><text:span text:style-name="T6"> other climates and countries. <text:s/>A fourth, agreed only/</text:span></text:p>
      <text:p text:style-name="P6"><text:span text:style-name="T6"/></text:p>
      <text:p text:style-name="P6"><text:span text:style-name="T6">[Page 8]</text:span></text:p>
      <text:p text:style-name="P6"><text:span text:style-name="T6">with a different state of society, and </text:span><text:span text:style-name="T3">so</text:span><text:span text:style-name="T6"> thus is every ordinance/ of a book, whose acceptance gives us the name we bear,/ explained away. <text:s/>So true is the maxim, that the way/ which a man chooses, is right in his own eyes," [Hebrew]/ but the </text:span><text:span text:style-name="T3">u</text:span><text:span text:style-name="T6"> conclusion of that sentence is not less true/ [Hebrew], "but the Lord searches the hearts." <text:s/>To men,/ like ourselves, we may offer </text:span><text:span text:style-name="T3">so</text:span><text:span text:style-name="T6"> such reasons in defence of/ our conduct; to men who look with carnal eyes, but we/ cannot so deceive Him who penetrates every recondite/ thought. <text:s/>He will detect that it is not because of/ our legitimate callings that we spurn the Torah; it is not because/ we are so exceedingly wise, that we give each precept/ and statutes an aim and a purport; but because self-/interest, which promises material gain, or wanton pleasures,/ has a higher value in our estimation than all the </text:span><text:span text:style-name="T3">rec</text:span><text:span text:style-name="T6">/ ordinances of religion. <text:s/>God will detect also the insincerity/ of many of us in appearing before Him at this season,/ burdened with all the imperfections, from which we do/ not intend to be relieved. <text:s/>He will detect that if we/ could not summon courage a few days ago to/</text:span></text:p>
      <text:p text:style-name="P6"><text:span text:style-name="T6"/></text:p>
      <text:p text:style-name="P6"><text:span text:style-name="T6">[Page 9]</text:span></text:p>
      <text:p text:style-name="P6"><text:span text:style-name="T6">answer to the demands of conscience "We will not/ </text:span><text:span text:style-name="T3">hearken</text:span><text:span text:style-name="T6"> listen" [Hebrew], we were ready to let them go un-/-heeded very soon after, without compunction./ <text:s/>But, dear Israelites! to join in holy </text:span><text:soft-page-break/><text:span text:style-name="T6">communion on Rosh/ Hashanah and voluntary plunge in sin the following/ Sabbath is false repentance. <text:s/>It will not be accepted./ <text:s/>To abstain from any food on the day of Atonement, and/ pollute ourselves immediately after with things called/ by the Divine Legislator loathsome to a child of Israel is false/ repentance. <text:s/>It will not be accepted. <text:s/>To listen with seeming/ reverence to the word of God at the most solemn time of our year and incite our children by our/ example to reject it, is false repentance. <text:s/>It will not be/ accepted. <text:s/>No, let me say it. <text:s/>So long as the day of/ the Lord is profaned, the dietary laws are trespassed against,/ and our offspring cast away Holy Writ [Hebrew]/ as a valueless object, we cannot stand purified in the/ presence of our forgiving Parent. <text:s/>Hebrews! <text:s/>Brethren!/ <text:s/>Let the voice of the internal monitor given for our/ escort, be heard. <text:s/>It will point </text:span><text:span text:style-name="T3">t</text:span><text:span text:style-name="T6"> out how by seeking an/ imaginary interest we lost that which our im-/-mortal souls long after. <text:s/></text:span><text:span text:style-name="T3">The</text:span><text:span text:style-name="T6"> How by looking for the/ gratification of the senses, we let the spirit hunger/ for that demanded by its high nature/</text:span></text:p>
      <text:p text:style-name="P6"><text:span text:style-name="T6"/></text:p>
      <text:p text:style-name="P6"><text:span text:style-name="T6">[Page 10]</text:span></text:p>
      <text:p text:style-name="P6"><text:span text:style-name="T6">This duty we owe to ourselves, to our sons and daughters;/ we owe it to our brethren at large more than any com-/-munity among the outcasts of Judah. <text:s/>See[?] the enemies/ of freedom, boastingly cite us as an exemplification of/ their erroneous belief. <text:s/>They assert that liberty and piety/ are incompatible. <text:s/>That to keep Israel within the bounds/ of the law, they must be weighed down with oppression./ <text:s/>It rests with us, to refute that fallacious reasoning./ <text:s/>To prove that the religion of Sinai is a religion of light,/ that when it inhales the exhilarating air of freedom/ it thrives, it expands; that its banner is raised aloft,/ when the hands that carry it are unfettered./</text:span></text:p>
      <text:p text:style-name="P6"><text:span text:style-name="T6">What glory you will then shed upon our sacred faith!/ <text:s/>The gentile world that now marvels at our [?]/ will acknowledge surely this is a wise and understanding/ people". <text:s/>But how beneficial to </text:span><text:span text:style-name="T5">ourselves</text:span><text:span text:style-name="T6"> the result flowing/ from that righteous determination. <text:s/>We will be at peace/ with our own conscience. <text:s/>We will experience the unnut-/-terable delight of having bequeathed to our children/ what is more valuable, than the corn, or the love of/</text:span></text:p>
      <text:p text:style-name="P6"><text:span text:style-name="T6"/></text:p>
      <text:p text:style-name="P6"><text:span text:style-name="T6">[Page 11]</text:span></text:p>
      <text:p text:style-name="P6"><text:span text:style-name="T6">pleasure--even a pious example that will lead them/ securely through the devious paths of life. <text:s/>We will,/ above all, dispel the mist which our sins have raised/ between ourselves and the sin that vivifies our existence./ <text:s/>His refulgent light will again irradiate our souls, and/ we shall enjoy a foretaste of the unalloyed happiness/ reserved for those who love the Lord and observe His/ precepts [Hebrew]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28T13:38:58.32</meta:creation-date>
    <meta:document-statistic meta:table-count="0" meta:image-count="0" meta:object-count="0" meta:page-count="5" meta:paragraph-count="87" meta:word-count="2196" meta:character-count="13608"/>
    <dc:date>2012-06-28T15:13:42.68</dc:date>
    <dc:creator>Penn Libraries</dc:creator>
    <meta:editing-duration>PT00H05M51S</meta:editing-duration>
    <meta:editing-cycles>1</meta:editing-cycles>
    <meta:generator>OpenOffice.org/3.2$Win32 OpenOffice.org_project/320m12$Build-9483</meta:generator>
  </office:meta>
</office:document-meta>
</file>